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/*</text:p>
      <text:p text:style-name="Preformatted_20_Text">Wiring:</text:p>
      <text:p text:style-name="Preformatted_20_Text"><text:s text:c="2"/>---------------------</text:p>
      <text:p text:style-name="Preformatted_20_Text"><text:s text:c="2"/>| VS1053 <text:s/>| <text:s/>ESP32 <text:s/>|</text:p>
      <text:p text:style-name="Preformatted_20_Text"><text:s text:c="2"/>---------------------</text:p>
      <text:p text:style-name="Preformatted_20_Text"><text:s text:c="2"/>| <text:s text:c="2"/>SCK <text:s text:c="2"/>| <text:s/>IO18 <text:s text:c="2"/>|</text:p>
      <text:p text:style-name="Preformatted_20_Text"><text:s text:c="2"/>| <text:s text:c="2"/>MISO <text:s/>| <text:s/>IO19 <text:s text:c="2"/>|</text:p>
      <text:p text:style-name="Preformatted_20_Text"><text:s text:c="2"/>| <text:s text:c="2"/>MOSI <text:s/>| <text:s/>IO23 <text:s text:c="2"/>|</text:p>
      <text:p text:style-name="Preformatted_20_Text"><text:s text:c="2"/>| <text:s text:c="2"/>XRST <text:s/>| <text:s/>EN <text:s text:c="4"/>|</text:p>
      <text:p text:style-name="Preformatted_20_Text"><text:s text:c="2"/>| <text:s text:c="2"/>CS <text:s text:c="3"/>| <text:s/>IO5 <text:s text:c="3"/>|</text:p>
      <text:p text:style-name="Preformatted_20_Text"><text:s text:c="2"/>| <text:s text:c="2"/>DCS <text:s text:c="2"/>| <text:s/>IO0 <text:s text:c="3"/>|</text:p>
      <text:p text:style-name="Preformatted_20_Text"><text:s text:c="2"/>| <text:s text:c="2"/>DREQ <text:s/>| <text:s/>IO4 <text:s text:c="3"/>|</text:p>
      <text:p text:style-name="Preformatted_20_Text"><text:s text:c="2"/>| <text:s text:c="2"/>5V <text:s text:c="3"/>| <text:s/>5V <text:s text:c="4"/>|</text:p>
      <text:p text:style-name="Preformatted_20_Text"><text:s text:c="2"/>| <text:s text:c="2"/>GND <text:s text:c="2"/>| <text:s/>GND <text:s text:c="3"/>|</text:p>
      <text:p text:style-name="Preformatted_20_Text"><text:s text:c="2"/>---------------------</text:p>
      <text:p text:style-name="Preformatted_20_Text"/>
      <text:p text:style-name="Preformatted_20_Text"><text:s text:c="2"/>---------------------------</text:p>
      <text:p text:style-name="Preformatted_20_Text"><text:s text:c="2"/>| JMDO 96C-1 OLED | ESP32 |</text:p>
      <text:p text:style-name="Preformatted_20_Text"><text:s text:c="2"/>---------------------------</text:p>
      <text:p text:style-name="Preformatted_20_Text"><text:s text:c="2"/>| SDA <text:s text:c="12"/>| 21 <text:s text:c="3"/>|</text:p>
      <text:p text:style-name="Preformatted_20_Text"><text:s text:c="2"/>| SCL <text:s text:c="12"/>| 22 <text:s text:c="3"/>|</text:p>
      <text:p text:style-name="Preformatted_20_Text"><text:s text:c="2"/>| GND <text:s text:c="12"/>| GND <text:s text:c="2"/>|</text:p>
      <text:p text:style-name="Preformatted_20_Text"><text:s text:c="2"/>| 5V <text:s text:c="13"/>| 5V <text:s text:c="3"/>|</text:p>
      <text:p text:style-name="Preformatted_20_Text"><text:s text:c="2"/>---------------------------</text:p>
      <text:p text:style-name="Preformatted_20_Text"/>
      <text:p text:style-name="Preformatted_20_Text"><text:s text:c="2"/>------------------------------------</text:p>
      <text:p text:style-name="Preformatted_20_Text"><text:s text:c="2"/>| TFT 2.8 ST7789 <text:s/>| Wroom/Wrover-b |</text:p>
      <text:p text:style-name="Preformatted_20_Text"><text:s text:c="2"/>------------------------------------</text:p>
      <text:p text:style-name="Preformatted_20_Text"><text:s text:c="2"/>| SDA <text:s text:c="12"/>| 21 <text:s text:c="3"/>| </text:p>
      <text:p text:style-name="Preformatted_20_Text"><text:s text:c="2"/>| SCL <text:s text:c="12"/>| 22 <text:s text:c="3"/>|</text:p>
      <text:p text:style-name="Preformatted_20_Text"><text:s text:c="2"/>| RST <text:s text:c="12"/>| 15 <text:s text:c="3"/>|</text:p>
      <text:p text:style-name="Preformatted_20_Text"><text:s text:c="2"/>| DC <text:s text:c="13"/>| 27 <text:s text:c="3"/>|</text:p>
      <text:p text:style-name="Preformatted_20_Text"><text:s text:c="2"/>| CS <text:s text:c="13"/>| 16/2 <text:s/>|</text:p>
      <text:p text:style-name="Preformatted_20_Text"><text:s text:c="2"/>| BL <text:s text:c="13"/>| 14 <text:s text:c="3"/>|</text:p>
      <text:p text:style-name="Preformatted_20_Text"><text:s text:c="2"/>| GND <text:s text:c="12"/>| GND <text:s text:c="2"/>|</text:p>
      <text:p text:style-name="Preformatted_20_Text"><text:s text:c="2"/>| VCC <text:s text:c="12"/>| 3.3V <text:s/>|</text:p>
      <text:p text:style-name="Preformatted_20_Text"><text:s text:c="2"/>---------------------------</text:p>
      <text:p text:style-name="Preformatted_20_Text"/>
      <text:p text:style-name="Preformatted_20_Text"/>
      <text:p text:style-name="Preformatted_20_Text"><text:s text:c="2"/>---------------------------</text:p>
      <text:p text:style-name="Preformatted_20_Text"><text:s text:c="2"/>| IR module elegoo | ESP32 |</text:p>
      <text:p text:style-name="Preformatted_20_Text"><text:s text:c="2"/>---------------------------</text:p>
      <text:p text:style-name="Preformatted_20_Text"><text:s text:c="2"/>| G <text:s text:c="15"/>| GND <text:s text:c="2"/>|</text:p>
      <text:p text:style-name="Preformatted_20_Text"><text:s text:c="2"/>| R <text:s text:c="15"/>| 5V <text:s text:c="3"/>|</text:p>
      <text:p text:style-name="Preformatted_20_Text"><text:s text:c="2"/>| Y <text:s text:c="15"/>| G26/13| <text:s/>wroom/wrover - B ttgo</text:p>
      <text:p text:style-name="Preformatted_20_Text"><text:s text:c="2"/>----------------------------</text:p>
      <text:p text:style-name="Preformatted_20_Text"/>
      <text:p text:style-name="Preformatted_20_Text"><text:s text:c="2"/>-----------------------------</text:p>
      <text:p text:style-name="Preformatted_20_Text"><text:s text:c="2"/>| Pulsanti <text:s text:c="8"/>| ESP32 <text:s/>|</text:p>
      <text:p text:style-name="Preformatted_20_Text"><text:s text:c="2"/>-----------------------------</text:p>
      <text:p text:style-name="Preformatted_20_Text"><text:s text:c="2"/>| Vol UP <text:s text:c="10"/>| G32 <text:s text:c="3"/>|</text:p>
      <text:p text:style-name="Preformatted_20_Text"><text:s text:c="2"/>| Vol Down <text:s text:c="8"/>| G33 <text:s text:c="3"/>|</text:p>
      <text:p text:style-name="Preformatted_20_Text"><text:s text:c="2"/>| Next Station <text:s text:c="4"/>| G13/34 | wroom/wrover - B ttgo</text:p>
      <text:p text:style-name="Preformatted_20_Text"><text:s text:c="2"/>| Prv Station <text:s text:c="5"/>| G12 <text:s text:c="3"/>|</text:p>
      <text:p text:style-name="Preformatted_20_Text"><text:s text:c="2"/>| Radio-Clock Sel <text:s/>| G36/35 | wroom/wrover - B ttgo</text:p>
      <text:p text:style-name="Preformatted_20_Text"><text:s text:c="2"/>----------------------------</text:p>
      <text:p text:style-name="Preformatted_20_Text"/>
      <text:p text:style-name="Preformatted_20_Text"><text:s text:c="2"/>------------------------------</text:p>
      <text:p text:style-name="Preformatted_20_Text"><text:s text:c="2"/>| Rele comando amplificatore |</text:p>
      <text:p text:style-name="Preformatted_20_Text"><text:s text:c="2"/>------------------------------</text:p>
      <text:p text:style-name="Preformatted_20_Text"><text:s text:c="2"/>| G14/26 <text:s text:c="20"/>|</text:p>
      <text:p text:style-name="Preformatted_20_Text"><text:s text:c="2"/>------------------------------</text:p>
      <text:p text:style-name="Preformatted_20_Text"/>
      <text:p text:style-name="Preformatted_20_Text"><text:s text:c="2"/>Il file NexHardware.cpp va modificato per l'uso con seriale 2 del WROVER </text:p>
      <text:p text:style-name="Preformatted_20_Text"><text:soft-page-break/></text:p>
      <text:p text:style-name="Preformatted_20_Text"><text:s text:c="2"/>// Modifica per usare la seriale 2 su wrover-b TTGO</text:p>
      <text:p text:style-name="Preformatted_20_Text"><text:s text:c="4"/><text:tab/>#define RXD2 25</text:p>
      <text:p text:style-name="Preformatted_20_Text"><text:tab/><text:tab/> <text:s/>#define TXD2 26</text:p>
      <text:p text:style-name="Preformatted_20_Text">*/</text:p>
      <text:p text:style-name="Preformatted_20_Text"/>
      <text:p text:style-name="Preformatted_20_Text">const int previousButton <text:s/><text:tab/>= 12;</text:p>
      <text:p text:style-name="Preformatted_20_Text">#ifdef CUCINA</text:p>
      <text:p text:style-name="Preformatted_20_Text"><text:s text:c="2"/>const int nextButton <text:s text:c="7"/>= 13; // radio cucina</text:p>
      <text:p text:style-name="Preformatted_20_Text">#else</text:p>
      <text:p text:style-name="Preformatted_20_Text"><text:s text:c="2"/>const int nextButton <text:s text:c="7"/>= 34; </text:p>
      <text:p text:style-name="Preformatted_20_Text">#endif</text:p>
      <text:p text:style-name="Preformatted_20_Text"/>
      <text:p text:style-name="Preformatted_20_Text">const int volumeUp <text:s text:c="7"/><text:tab/>= 32;</text:p>
      <text:p text:style-name="Preformatted_20_Text">const int volumeDown <text:s text:c="5"/><text:tab/>= 33;</text:p>
      <text:p text:style-name="Preformatted_20_Text">#ifdef WROVER</text:p>
      <text:p text:style-name="Preformatted_20_Text"><text:s text:c="2"/>const int RCSelector <text:s text:c="2"/><text:tab/><text:tab/> <text:s/>= 35; // Selettore modalità radio o clock Wrover</text:p>
      <text:p text:style-name="Preformatted_20_Text"><text:s text:c="2"/>#ifdef HWRCampli</text:p>
      <text:p text:style-name="Preformatted_20_Text"><text:s text:c="4"/>const int HWRC <text:s text:c="13"/>= 26; // Output comando relè spegnimento ampli audio</text:p>
      <text:p text:style-name="Preformatted_20_Text"><text:s text:c="2"/>#endif</text:p>
      <text:p text:style-name="Preformatted_20_Text">#endif</text:p>
      <text:p text:style-name="Preformatted_20_Text">#ifdef WROOM</text:p>
      <text:p text:style-name="Preformatted_20_Text"><text:s text:c="2"/>const int RCSelector <text:s text:c="2"/><text:tab/><text:tab/> <text:s/>= 36; // Selettore modalità radio o clock Wroom</text:p>
      <text:p text:style-name="Preformatted_20_Text"><text:s text:c="2"/>#ifdef HWRCampli</text:p>
      <text:p text:style-name="Preformatted_20_Text"><text:s text:c="4"/>const int HWRC <text:s text:c="13"/>= 17; // Output comando relè spegnimento ampli audio</text:p>
      <text:p text:style-name="Preformatted_20_Text"><text:s text:c="2"/>#endif</text:p>
      <text:p text:style-name="Preformatted_20_Text">#endif</text:p>
      <text:p text:style-name="Preformatted_20_Text">//IR sensor</text:p>
      <text:p text:style-name="Preformatted_20_Text">//Infrarosso collegato a Pin Esp32</text:p>
      <text:p text:style-name="Preformatted_20_Text">#ifdef WROVER</text:p>
      <text:p text:style-name="Preformatted_20_Text"><text:s text:c="2"/>const unsigned int kRecvPin<text:tab/><text:tab/>= 13; //26;</text:p>
      <text:p text:style-name="Preformatted_20_Text">#endif</text:p>
      <text:p text:style-name="Preformatted_20_Text">#ifdef WROOM</text:p>
      <text:p text:style-name="Preformatted_20_Text"><text:s text:c="2"/>const unsigned int kRecvPin<text:tab/><text:tab/>= 26;</text:p>
      <text:p text:style-name="Preformatted_20_Text">#endif</text:p>
      <text:p text:style-name="Preformatted_20_Text">// Pin decodificatore mp3 VS1053</text:p>
      <text:p text:style-name="Preformatted_20_Text">#ifdef ARDUINO_ARCH_ESP32</text:p>
      <text:p text:style-name="Preformatted_20_Text"><text:tab/>#define VS1053_CS <text:s text:c="4"/>5</text:p>
      <text:p text:style-name="Preformatted_20_Text"><text:tab/>#define VS1053_DCS <text:s text:c="3"/>0</text:p>
      <text:p text:style-name="Preformatted_20_Text"><text:tab/>#define VS1053_DREQ <text:s text:c="2"/>4</text:p>
      <text:p text:style-name="Preformatted_20_Text"><text:tab/>#define SPI_CLK_PIN 18</text:p>
      <text:p text:style-name="Preformatted_20_Text"><text:tab/>#define SPI_MISO_PIN 19</text:p>
      <text:p text:style-name="Preformatted_20_Text"><text:tab/>#define SPI_MOSI_PIN 23</text:p>
      <text:p text:style-name="Preformatted_20_Text">#endif</text:p>
      <text:p text:style-name="Preformatted_20_Text"/>
      <text:p text:style-name="Preformatted_20_Text">// Pin ST7789</text:p>
      <text:p text:style-name="Preformatted_20_Text">#ifdef ST7789</text:p>
      <text:p text:style-name="Preformatted_20_Text"><text:s text:c="2"/>#define TFT_SDA 21</text:p>
      <text:p text:style-name="Preformatted_20_Text"><text:s text:c="2"/>#define TFT_SCL 22</text:p>
      <text:p text:style-name="Preformatted_20_Text"><text:s text:c="2"/>#define TFT_RST 15</text:p>
      <text:p text:style-name="Preformatted_20_Text"><text:s text:c="2"/>#define <text:s/>TFT_DC 27</text:p>
      <text:p text:style-name="Preformatted_20_Text"><text:s text:c="2"/>#ifdef WROVER</text:p>
      <text:p text:style-name="Preformatted_20_Text"><text:s text:c="4"/>#define <text:s/>TFT_CS 2</text:p>
      <text:p text:style-name="Preformatted_20_Text"><text:s text:c="2"/>#endif</text:p>
      <text:p text:style-name="Preformatted_20_Text"><text:s text:c="2"/>#ifdef WROOM</text:p>
      <text:p text:style-name="Preformatted_20_Text"><text:s text:c="4"/>#define <text:s/>TFT_CS 16</text:p>
      <text:p text:style-name="Preformatted_20_Text"><text:s text:c="2"/>#endif</text:p>
      <text:p text:style-name="Preformatted_20_Text"><text:s text:c="2"/>#define <text:s/>TFT_BL 14</text:p>
      <text:p text:style-name="Preformatted_20_Text">#endif</text:p>
      <text:p text:style-name="Preformatted_20_Text">/*</text:p>
      <text:p text:style-name="Preformatted_20_Text"><text:soft-page-break/><text:s/>---------------------------</text:p>
      <text:p text:style-name="Preformatted_20_Text"><text:s text:c="2"/>| TFT 2.8 ST7789 <text:s/>| ESP32 | wroom / wrover</text:p>
      <text:p text:style-name="Preformatted_20_Text"><text:s text:c="2"/>---------------------------</text:p>
      <text:p text:style-name="Preformatted_20_Text"><text:s text:c="2"/>| SDA <text:s text:c="12"/>| 21 <text:s text:c="3"/>|</text:p>
      <text:p text:style-name="Preformatted_20_Text"><text:s text:c="2"/>| SCL <text:s text:c="12"/>| 22 <text:s text:c="3"/>|</text:p>
      <text:p text:style-name="Preformatted_20_Text"><text:s text:c="2"/>| RST <text:s text:c="12"/>| 15 <text:s text:c="3"/>|</text:p>
      <text:p text:style-name="Preformatted_20_Text"><text:s text:c="2"/>| DC <text:s text:c="13"/>| 27 <text:s text:c="3"/>|</text:p>
      <text:p text:style-name="Preformatted_20_Text"><text:s text:c="2"/>| CS <text:s text:c="13"/>| 16/2 <text:s/>|</text:p>
      <text:p text:style-name="Preformatted_20_Text"><text:s text:c="2"/>| BL <text:s text:c="13"/>| 14 <text:s text:c="3"/>| back light pin</text:p>
      <text:p text:style-name="Preformatted_20_Text"><text:s text:c="2"/>| GND <text:s text:c="12"/>| GND <text:s text:c="2"/>|</text:p>
      <text:p text:style-name="Preformatted_20_Text"><text:s text:c="2"/>| VCC <text:s text:c="12"/>| 3.3V <text:s/>|</text:p>
      <text:p text:style-name="Preformatted_20_Text"><text:s text:c="2"/>---------------------------</text:p>
      <text:p text:style-name="Preformatted_20_Text">*/</text:p>
      <text:p text:style-name="Preformatted_20_Text"/>
      <text:p text:style-name="Preformatted_20_Text">// Modulo radio FM</text:p>
      <text:p text:style-name="Preformatted_20_Text">#ifdef FMMOD // Verificare con Wrover B se questi pin sono ok</text:p>
      <text:p text:style-name="Preformatted_20_Text"><text:s text:c="2"/>#define PIN_FMWEB 13</text:p>
      <text:p text:style-name="Preformatted_20_Text"><text:s text:c="2"/>#define PIN_SDAFM 03</text:p>
      <text:p text:style-name="Preformatted_20_Text"><text:s text:c="2"/>#define PIN_SLCFM 01</text:p>
      <text:p text:style-name="Preformatted_20_Text">#endif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document-statistic meta:table-count="0" meta:image-count="0" meta:object-count="0" meta:page-count="3" meta:paragraph-count="132" meta:word-count="510" meta:character-count="3533" meta:non-whitespace-character-count="2372"/>
    <meta:generator>LibreOffice/7.4.7.2$Linux_X86_64 LibreOffice_project/40$Build-2</meta:generator>
  </office:meta>
</office:document-meta>
</file>